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2"/>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s Computadoras nos van a Suministrar lo que se Llevaron las Transnacionales del Petróleo</text:p>
      <text:p text:style-name="P4">El Nacional. 2 de abril de 1978. C-2. Aristides Bastidas</text:p>
      <text:p text:style-name="Standard"/>
      <text:list xml:id="list808133617" text:style-name="L2">
        <text:list-item>
          <text:p text:style-name="P3">Intevep ha establecido un centro que da acceso a toda la información publicada en el mundo sobre hidrocarburos</text:p>
        </text:list-item>
        <text:list-item>
          <text:p text:style-name="P3">De este modo tales máquinas auxiliarán a los científicos y técnicos venezolanos para que desarrollen su inventiva y su creatividad</text:p>
        </text:list-item>
        <text:list-item>
          <text:p text:style-name="P3">La tecnología es magia negra o magia blanca y todo depende que este al servicio de los monopolistas o de todas las capas sociales.</text:p>
        </text:list-item>
      </text:list>
      <text:p text:style-name="Standard"/>
      <text:p text:style-name="Standard"><text:tab/>Las computadoras electrónicas deben su fama a que tienen una memoria fabulosa. Archivan datos innumerables y los recuerdan con la impresionante fidelidad de los murmuradores de oficio.</text:p>
      <text:p text:style-name="Standard"/>
      <text:p text:style-name="Standard"><text:tab/>Parece que fueran mejores que nuestros cerebros cuando efectúan en un segundo la multiplicación de un número de diez cifra o cuando nos dan en un micro instante la raíz cuadrada o la raíz cúbica de un número de cuarenta cifras. Este aparente milagro y otros más fantásticos que se les puedan atribuir están huérfanos de toda creatividad. Son simples repetidoras de cosas que les hemos enseñado. Y no pueden ir más allá.</text:p>
      <text:p text:style-name="Standard"/>
      <text:p text:style-name="P1"><text:tab/>Están programadas para hacer algo y cumples ejemplarmente sus responsabilidades de robots manipulados por la mente humana como a ella la da la gana Guardando las distancias del caso se les podría comparar con cualquier grabación en cinta, en cassette o en disco. Siempre son pobres y escasos enlaces cuando se les compara con los circuitos, ultraperfeccionados del cerebro de cualquier mamífero. Debemos respetarle otra virtud que es la de la velocidad con que recuerdan. En esos nos llevan una ventaja que no les vamos a escatimar. Aunque la música por ejemplo es siempre el resultado de estrictas aplicaciones matemáticas, todavía no sabemos de una computadora, que ni siquiera por azar, haya compuesto uno de esos valsecitos subdesarrollados que hemos convenido en llamar musica venezolan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2:54:45</meta:creation-date>
    <dc:date>2013-03-04T13:35:44</dc:date>
    <meta:editing-duration>PT1M17S</meta:editing-duration>
    <meta:editing-cycles>2</meta:editing-cycles>
    <meta:generator>LibreOffice/3.5$Linux_X86_64 LibreOffice_project/350m1$Build-2</meta:generator>
    <meta:document-statistic meta:table-count="0" meta:image-count="0" meta:object-count="0" meta:page-count="1" meta:paragraph-count="8" meta:word-count="314" meta:character-count="1918" meta:non-whitespace-character-count="1612"/>
  </office:meta>
</office:document-meta>
</file>